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0f3" officeooo:paragraph-rsid="00093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l project:</text:p>
      <text:p text:style-name="P1">writing a local server on my computer with a DB. The server runs on my local computer and listens on a port.</text:p>
      <text:p text:style-name="P1">the server has 2 endpoints:</text:p>
      <text:p text:style-name="P1">1. endpoint <text:s/>that saves data - I can write a task to insert to the db </text:p>
      <text:p text:style-name="P1">2. endpoint that returns data - I can ask for the server to return to me all the tasks that are in the db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4:52:20.439370654</meta:creation-date>
    <dc:date>2020-08-30T14:58:33.895274785</dc:date>
    <meta:editing-duration>PT6M15S</meta:editing-duration>
    <meta:editing-cycles>1</meta:editing-cycles>
    <meta:document-statistic meta:table-count="0" meta:image-count="0" meta:object-count="0" meta:page-count="1" meta:paragraph-count="5" meta:word-count="69" meta:character-count="329" meta:non-whitespace-character-count="262"/>
    <meta:generator>LibreOffice/5.1.6.2$Linux_X86_64 LibreOffice_project/10m0$Build-2</meta:generator>
  </office:meta>
</office:document-meta>
</file>